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a62ec"/>
    </style:style>
    <style:style style:name="P5" style:family="paragraph" style:parent-style-name="List_20_Paragraph">
      <style:text-properties officeooo:rsid="001db8d8" officeooo:paragraph-rsid="0030f27d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1f32d7" officeooo:paragraph-rsid="001f32d7"/>
    </style:style>
    <style:style style:name="P7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8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9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0" style:family="paragraph" style:parent-style-name="List_20_Paragraph">
      <style:text-properties fo:font-weight="normal" officeooo:rsid="00250367" officeooo:paragraph-rsid="002c7533" style:font-weight-asian="normal" style:font-weight-complex="normal"/>
    </style:style>
    <style:style style:name="P11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2" style:family="paragraph" style:parent-style-name="List_20_Paragraph">
      <style:text-properties fo:font-weight="normal" officeooo:rsid="0026a964" officeooo:paragraph-rsid="0031d98a" style:font-weight-asian="normal" style:font-weight-complex="normal"/>
    </style:style>
    <style:style style:name="P13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4" style:family="paragraph" style:parent-style-name="List_20_Paragraph">
      <style:text-properties fo:font-weight="bold" officeooo:rsid="00250367" officeooo:paragraph-rsid="002c7533" style:font-weight-asian="bold" style:font-weight-complex="bold"/>
    </style:style>
    <style:style style:name="P15" style:family="paragraph" style:parent-style-name="List_20_Paragraph">
      <style:text-properties fo:font-weight="bold" officeooo:rsid="00250367" officeooo:paragraph-rsid="002e0c43" style:font-weight-asian="bold" style:font-weight-complex="bold"/>
    </style:style>
    <style:style style:name="P16" style:family="paragraph" style:parent-style-name="List_20_Paragraph">
      <style:text-properties fo:font-weight="bold" officeooo:rsid="00250367" officeooo:paragraph-rsid="00250367" style:font-weight-asian="bold" style:font-weight-complex="bold"/>
    </style:style>
    <style:style style:name="P17" style:family="paragraph" style:parent-style-name="List_20_Paragraph">
      <style:text-properties fo:font-weight="bold" officeooo:rsid="00250367" officeooo:paragraph-rsid="00327dfa" style:font-weight-asian="bold" style:font-weight-complex="bold"/>
    </style:style>
    <style:style style:name="P18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P19" style:family="paragraph" style:parent-style-name="List_20_Paragraph">
      <style:text-properties fo:font-weight="bold" officeooo:rsid="001db8d8" officeooo:paragraph-rsid="00327dfa" style:font-weight-asian="bold" style:font-weight-complex="bold"/>
    </style:style>
    <style:style style:name="P20" style:family="paragraph" style:parent-style-name="List_20_Paragraph">
      <style:text-properties officeooo:rsid="0026a964" officeooo:paragraph-rsid="0026a964"/>
    </style:style>
    <style:style style:name="P21" style:family="paragraph" style:parent-style-name="Standard">
      <style:text-properties style:text-line-through-style="none" style:text-line-through-type="none" fo:font-weight="bold" style:font-weight-asian="bold"/>
    </style:style>
    <style:style style:name="P22" style:family="paragraph" style:parent-style-name="List_20_Paragraph">
      <style:text-properties officeooo:rsid="00216096" officeooo:paragraph-rsid="00216096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rsid="001db8d8" officeooo:paragraph-rsid="002e0c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fo:font-weight="bold" officeooo:rsid="0029b0c6" style:font-weight-asian="bold" style:font-weight-complex="bold"/>
    </style:style>
    <style:style style:name="T6" style:family="text">
      <style:text-properties fo:font-weight="bold" officeooo:rsid="002e20f7" style:font-weight-asian="bold" style:font-weight-complex="bold"/>
    </style:style>
    <style:style style:name="T7" style:family="text">
      <style:text-properties fo:font-weight="bold" officeooo:rsid="0031d98a" style:font-weight-asian="bold" style:font-weight-complex="bold"/>
    </style:style>
    <style:style style:name="T8" style:family="text">
      <style:text-properties officeooo:rsid="001f32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4925" style:font-weight-asian="normal" style:font-weight-complex="normal"/>
    </style:style>
    <style:style style:name="T11" style:family="text">
      <style:text-properties fo:font-weight="normal" officeooo:rsid="0023944f" style:font-weight-asian="normal" style:font-weight-complex="normal"/>
    </style:style>
    <style:style style:name="T12" style:family="text">
      <style:text-properties fo:font-weight="normal" officeooo:rsid="00250367" style:font-weight-asian="normal" style:font-weight-complex="normal"/>
    </style:style>
    <style:style style:name="T13" style:family="text">
      <style:text-properties fo:font-weight="normal" officeooo:rsid="002e0c43" style:font-weight-asian="normal" style:font-weight-complex="normal"/>
    </style:style>
    <style:style style:name="T14" style:family="text">
      <style:text-properties fo:font-weight="normal" officeooo:rsid="0030f27d" style:font-weight-asian="normal" style:font-weight-complex="normal"/>
    </style:style>
    <style:style style:name="T15" style:family="text">
      <style:text-properties fo:font-weight="normal" officeooo:rsid="00327dfa" style:font-weight-asian="normal" style:font-weight-complex="normal"/>
    </style:style>
    <style:style style:name="T16" style:family="text">
      <style:text-properties style:font-name="Verdana" fo:font-size="14pt" style:text-underline-style="none" style:font-size-asian="14pt" style:font-size-complex="14pt"/>
    </style:style>
    <style:style style:name="T17" style:family="text">
      <style:text-properties style:font-name="Verdana" fo:font-size="14pt" style:text-underline-style="none" officeooo:rsid="0020e460" style:font-size-asian="14pt" style:font-size-complex="14pt"/>
    </style:style>
    <style:style style:name="T18" style:family="text">
      <style:text-properties officeooo:rsid="002e0c43"/>
    </style:style>
    <style:style style:name="T19" style:family="text">
      <style:text-properties officeooo:rsid="002e20f7"/>
    </style:style>
    <style:style style:name="T20" style:family="text">
      <style:text-properties officeooo:rsid="0030f27d"/>
    </style:style>
    <style:style style:name="T21" style:family="text">
      <style:text-properties officeooo:rsid="00327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6">Ajustes </text:span><text:span text:style-name="T17">terceira</text:span><text:span text:style-name="T16"> parte mokbeats</text:span></text:p>
      <text:p text:style-name="P1"/>
      <text:p text:style-name="P2">assinatura pagina – <text:span text:style-name="T2">OK</text:span></text:p>
      <text:p text:style-name="P7">finalizar compra pagina – <text:span text:style-name="T1">O</text:span><text:span text:style-name="T2">K</text:span></text:p>
      <text:p text:style-name="P22"><text:span text:style-name="T9">entre em contato pagina - </text:span><text:span text:style-name="T5">OK</text:span></text:p>
      <text:p text:style-name="P4">pedidos pagina<text:span text:style-name="T10"> – </text:span><text:span text:style-name="T3">O</text:span><text:span text:style-name="T2">K</text:span></text:p>
      <text:p text:style-name="P4"><text:span text:style-name="T11">cartoes de credito pagina</text:span><text:span text:style-name="T10"> – </text:span><text:span text:style-name="T3">O</text:span><text:span text:style-name="T2">K</text:span></text:p>
      <text:p text:style-name="P23"><text:tab/>atualizar informacoes pagina <text:span text:style-name="T12">(mudar para</text:span><text:span text:style-name="T4"> <text:tab/></text:span><text:span text:style-name="T12">CONFIGURACOES)</text:span><text:span text:style-name="T10"> – </text:span><text:span text:style-name="T3">O</text:span><text:span text:style-name="T2">K</text:span></text:p>
      <text:p text:style-name="P12"><text:bookmark-start text:name="__DdeLink__138_181993173"/>Stems precisam ter o mesmo duracao da full track<text:bookmark-end text:name="__DdeLink__138_181993173"/>; - <text:span text:style-name="T7">OK</text:span></text:p>
      <text:p text:style-name="P16"/>
      <text:p text:style-name="P19">// <text:a xlink:type="simple" xlink:href="https://www.premiumbeat.com/pt/account/playlists" text:style-name="Internet_20_link" text:visited-style-name="Visited_20_Internet_20_Link">https://www.premiumbeat.com/pt/account/playlists</text:a></text:p>
      <text:p text:style-name="P17"><text:span text:style-name="T9">- </text:span><text:span text:style-name="T21">atual</text:span><text:span text:style-name="T15"> { esta sendo desenvolvido e testado as açoes com simulacao de back-end com json-server }</text:span></text:p>
      <text:p text:style-name="P18">playlist pagina </text:p>
      <text:p text:style-name="P4"/>
      <text:p text:style-name="P5">pagina do produtor para o produtor <text:span text:style-name="T20">(</text:span><text:span text:style-name="T13">personalizar pro produtor</text:span><text:span text:style-name="T14">)</text:span></text:p>
      <text:p text:style-name="P15">// <text:a xlink:type="simple" xlink:href="https://www.premiumbeat.com/pt/artist/taizo-audio" text:style-name="Internet_20_link" text:visited-style-name="Visited_20_Internet_20_Link">https://www.premiumbeat.com/pt/artist/taizo-audio</text:a> </text:p>
      <text:p text:style-name="P4"/>
      <text:p text:style-name="P10">pagina do produtor pro usuario visualizar. </text:p>
      <text:p text:style-name="P14">// https://www.premiumbeat.com/pt/artist/taizo-audio</text:p>
      <text:p text:style-name="P13"/>
      <text:p text:style-name="P9">inserir checkbox de autenticacao de dois fatores tanto no cadastro da conta quanto nas atualizacao de informacoes do contato;</text:p>
      <text:p text:style-name="P8"/>
      <text:p text:style-name="P9">forca da senha medir.</text:p>
      <text:p text:style-name="P9"/>
      <text:p text:style-name="P11">Botoes centralizados</text:p>
      <text:p text:style-name="P2"/>
      <text:p text:style-name="P2">erro ao curtir, <text:span text:style-name="T19">após musica estar curtida deveria ficar marcado o coração com a cor necessário banco de dados,</text:span> fazer simula<text:span text:style-name="T19">çã</text:span>o<text:span text:style-name="T8">, </text:span><text:span text:style-name="T18">criar banco de dados pra simular </text:span><text:span text:style-name="T19">todos os botoes além do de curtir e também requisições necessárias pra isso</text:span></text:p>
      <text:p text:style-name="P3"/>
      <text:p text:style-name="P3">verificar todos os mobile não feitos.</text:p>
      <text:p text:style-name="P3"/>
      <text:p text:style-name="P20">Player <text:span text:style-name="T19">reprodutor da musica com os canais igual do premiumbeat</text:span>, <text:span text:style-name="T18">ir atras de api e implementar. </text:span><text:span text:style-name="T19">(</text:span><text:span text:style-name="T6">EXIGE TEMPO E PESQUISA),</text:span></text:p>
      <text:p text:style-name="P2"/>
      <text:p text:style-name="P6"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8</meta:editing-cycles>
    <meta:creation-date>2023-07-14T19:47:00</meta:creation-date>
    <dc:date>2023-12-27T19:19:52.805964370</dc:date>
    <meta:editing-duration>P1DT19H38M55S</meta:editing-duration>
    <meta:generator>LibreOffice/7.3.7.2$Linux_X86_64 LibreOffice_project/30$Build-2</meta:generator>
    <meta:document-statistic meta:table-count="0" meta:image-count="0" meta:object-count="0" meta:page-count="1" meta:paragraph-count="22" meta:word-count="189" meta:character-count="1278" meta:non-whitespace-character-count="1101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